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form="urn:oasis:names:tc:opendocument:xmlns:form:1.0" xmlns:math="http://www.w3.org/1998/Math/MathML" xmlns:dr3d="urn:oasis:names:tc:opendocument:xmlns:dr3d:1.0" xmlns:ooow="http://openoffice.org/2004/writer" xmlns:xsi="http://www.w3.org/2001/XMLSchema-instance" xmlns:fo="urn:oasis:names:tc:opendocument:xmlns:xsl-fo-compatible:1.0" xmlns:office="urn:oasis:names:tc:opendocument:xmlns:office:1.0" xmlns:xlink="http://www.w3.org/1999/xlink" xmlns:xsd="http://www.w3.org/2001/XMLSchema" xmlns:draw="urn:oasis:names:tc:opendocument:xmlns:drawing:1.0" xmlns:meta="urn:oasis:names:tc:opendocument:xmlns:meta:1.0" xmlns:text="urn:oasis:names:tc:opendocument:xmlns:text:1.0" xmlns:chart="urn:oasis:names:tc:opendocument:xmlns:chart:1.0" xmlns:svg="urn:oasis:names:tc:opendocument:xmlns:svg-compatible:1.0" xmlns:oooc="http://openoffice.org/2004/calc" xmlns:dom="http://www.w3.org/2001/xml-events" xmlns:style="urn:oasis:names:tc:opendocument:xmlns:style:1.0" xmlns:ooo="http://openoffice.org/2004/office" xmlns:table="urn:oasis:names:tc:opendocument:xmlns:table:1.0" xmlns:dc="http://purl.org/dc/elements/1.1/" xmlns:script="urn:oasis:names:tc:opendocument:xmlns:script:1.0" xmlns:xforms="http://www.w3.org/2002/xforms" xmlns="http://www.w3.org/1999/xhtml" office:version="1.0">
  <office:scripts/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&#10;&#9;&#9;&#9;&#9;&#9;&#9;Title&#10;&#9;&#9;&#9;&#9;&#9;">Collaboratice - Suivi OM</text:p>
      <text:h text:style-name="Heading_20_1" text:outline-level="1">fonctionnalités</text:h>
      <text:h text:style-name="Heading_20_2" text:outline-level="2">gestion des réunions</text:h>
      <text:h text:style-name="Heading_20_3" text:outline-level="3">gestion des droits</text:h>
      <text:p text:style-name="&#10;&#9;&#9;&#9;&#9;&#9;Standard&#10;&#9;&#9;&#9;&#9;">
      personnes autorisées seulement
    </text:p>
      <text:h text:style-name="Heading_20_3" text:outline-level="3">création</text:h>
      <text:h text:style-name="Heading_20_4" text:outline-level="4">date</text:h>
      <text:h text:style-name="Heading_20_4" text:outline-level="4">horaire</text:h>
      <text:h text:style-name="Heading_20_4" text:outline-level="4">lieu</text:h>
      <text:h text:style-name="Heading_20_3" text:outline-level="3">modification</text:h>
      <text:h text:style-name="Heading_20_4" text:outline-level="4">date</text:h>
      <text:h text:style-name="Heading_20_4" text:outline-level="4">horaire</text:h>
      <text:h text:style-name="Heading_20_4" text:outline-level="4">lieu</text:h>
      <text:h text:style-name="Heading_20_3" text:outline-level="3">suppression</text:h>
      <text:p text:style-name="&#10;&#9;&#9;&#9;&#9;&#9;Standard&#10;&#9;&#9;&#9;&#9;">
      - supprimer les OM correspondants
    </text:p>
      <text:h text:style-name="Heading_20_2" text:outline-level="2">saisie OM / EF</text:h>
      <text:h text:style-name="Heading_20_3" text:outline-level="3">gestion des droits</text:h>
      <text:p text:style-name="&#10;&#9;&#9;&#9;&#9;&#9;Standard&#10;&#9;&#9;&#9;&#9;">
      personnes autorisées seulement
    </text:p>
      <text:h text:style-name="Heading_20_3" text:outline-level="3">OM</text:h>
      <text:h text:style-name="Heading_20_4" text:outline-level="4">saisie personnes</text:h>
      <text:h text:style-name="Heading_20_3" text:outline-level="3">EF</text:h>
      <text:h text:style-name="Heading_20_4" text:outline-level="4">lié un l'OM</text:h>
      <text:p text:style-name="&#10;&#9;&#9;&#9;&#9;&#9;Standard&#10;&#9;&#9;&#9;&#9;">
      reprenant le code de l'OM en ajoutant un indice
    </text:p>
      <text:h text:style-name="Heading_20_4" text:outline-level="4">possibilité de saisir plusieurs EF</text:h>
      <text:p text:style-name="&#10;&#9;&#9;&#9;&#9;&#9;Standard&#10;&#9;&#9;&#9;&#9;">
      - doit annuler le précédent lié à l'OM concerné
    </text:p>
      <text:p text:style-name="&#10;&#9;&#9;&#9;&#9;&#9;Standard&#10;&#9;&#9;&#9;&#9;">
      -
    </text:p>
      <text:h text:style-name="Heading_20_2" text:outline-level="2">édition OM</text:h>
      <text:h text:style-name="Heading_20_3" text:outline-level="3">gestion des droits</text:h>
      <text:p text:style-name="&#10;&#9;&#9;&#9;&#9;&#9;Standard&#10;&#9;&#9;&#9;&#9;">
      personnes autorisées seulement
    </text:p>
      <text:h text:style-name="Heading_20_3" text:outline-level="3">individuel</text:h>
      <text:h text:style-name="Heading_20_3" text:outline-level="3">groupé</text:h>
      <text:h text:style-name="Heading_20_2" text:outline-level="2">étapes de validation OM / EF</text:h>
      <text:p text:style-name="&#10;&#9;&#9;&#9;&#9;&#9;Standard&#10;&#9;&#9;&#9;&#9;">
      - plusieurs validations possibles
    </text:p>
      <text:p text:style-name="&#10;&#9;&#9;&#9;&#9;&#9;Standard&#10;&#9;&#9;&#9;&#9;">
      -
    </text:p>
      <text:h text:style-name="Heading_20_3" text:outline-level="3">gestion des droits</text:h>
      <text:p text:style-name="&#10;&#9;&#9;&#9;&#9;&#9;Standard&#10;&#9;&#9;&#9;&#9;">
      personnes autorisées seulement
    </text:p>
      <text:h text:style-name="Heading_20_3" text:outline-level="3">code</text:h>
      <text:h text:style-name="Heading_20_3" text:outline-level="3">date</text:h>
      <text:h text:style-name="Heading_20_2" text:outline-level="2">suivi OM / EF</text:h>
      <text:h text:style-name="Heading_20_3" text:outline-level="3">gestion des droits</text:h>
      <text:h text:style-name="Heading_20_4" text:outline-level="4">contrôle d'accès par groupe</text:h>
      <text:h text:style-name="Heading_20_4" text:outline-level="4">gestion des niveaux des droits à l'intérieur</text:h>
      <text:h text:style-name="Heading_20_5" text:outline-level="5">tous les dossiers : admin</text:h>
      <text:h text:style-name="Heading_20_5" text:outline-level="5">dossiers de la personne connectée</text:h>
      <text:h text:style-name="Heading_20_2" text:outline-level="2">recherches</text:h>
      <text:h text:style-name="Heading_20_3" text:outline-level="3">par personne</text:h>
      <text:h text:style-name="Heading_20_3" text:outline-level="3">par réunion</text:h>
      <text:h text:style-name="Heading_20_3" text:outline-level="3">par date</text:h>
      <text:h text:style-name="Heading_20_3" text:outline-level="3">gestion des droits</text:h>
      <text:h text:style-name="Heading_20_4" text:outline-level="4">contrôle d'accès par groupe</text:h>
      <text:h text:style-name="Heading_20_4" text:outline-level="4">gestion des niveaux des droits à l'intérieur</text:h>
      <text:h text:style-name="Heading_20_5" text:outline-level="5">tous les dossiers : admin</text:h>
      <text:h text:style-name="Heading_20_5" text:outline-level="5">dossiers de la personne connectée</text:h>
      <text:h text:style-name="Heading_20_1" text:outline-level="1">options</text:h>
      <text:list text:style-name="L1">
        <text:list-item>
          <text:p text:style-name="&#10;&#9;&#9;&#9;&#9;&#9;&#9;&#9;&#9;&#9;&#9;Standard&#10;&#9;&#9;&#9;&#9;&#9;&#9;&#9;&#9;&#9;">saisie des personnes<text:line-break/> à partir de l'annuaire<text:line-break/>LDAP académique</text:p>
        </text:list-item>
      </text:list>
    </office:text>
  </office:body>
</office:document-content>
</file>

<file path=styles.xml><?xml version="1.0" encoding="utf-8"?>
<!--
/*Freeplane - A Program for creating and viewing Mindmaps
 *Copyright (C) 2000-2008  Christian Foltin and others.
 *
 *See COPYING for Details
 *
 *This program is free software; you can redistribute it and/or
 *modify it under the terms of the GNU General Public License
 *as published by the Free Software Foundation; either version 2
 *of the License, or (at your option) any later version.
 *
 *This program is distributed in the hope that it will be useful,
 *but WITHOUT ANY WARRANTY; without even the implied warranty of
 *MERCHANTABILITY or FITNESS FOR A PARTICULAR PURPOSE.  See the
 *GNU General Public License for more details.
 *
 *You should have received a copy of the GNU General Public License
 *along with this program; if not, write to the Free Software
 *Foundation, Inc., 59 Temple Place - Suite 330, Boston, MA  02111-1307, USA.
 *
 */
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de" fo:country="DE" style:font-name-asian="DejaVu Sans2" style:font-size-asian="12pt" style:language-asian="de" style:country-asian="DE" style:font-name-complex="DejaVu Sans2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81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